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>
      <style:text-properties style:font-name="Georgia"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eorgia" fo:font-size="10.5pt" fo:font-weight="normal" style:font-size-asian="10.5pt" style:font-weight-asian="normal" style:font-size-complex="10.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terness to Blessing</text:p>
      <text:p text:style-name="P2"/>
      <text:p text:style-name="P1"><text:span text:style-name="T2">Read:</text:span> I Samuel 1:1-11</text:p>
      <text:p text:style-name="P1"/>
      <text:p text:style-name="P1"><text:span text:style-name="T2">Text:</text:span> I Samuel 1:10 “And she was in bitterness of soul…”</text:p>
      <text:p text:style-name="P1"><text:s text:c="10"/>I Samuel 2:1 “And Hannah prayed, and said: My heart rejoiceth in <text:s text:c="5"/></text:p>
      <text:p text:style-name="P1"><text:s text:c="10"/>the LORD…”</text:p>
      <text:p text:style-name="P1"/>
      <text:h text:style-name="P4" text:outline-level="1">Introduction:<text:span text:style-name="T1"> Today I want to talk about a woman who prayed. Hannah</text:span></text:h>
      <text:h text:style-name="P4" text:outline-level="1"><text:span text:style-name="T1">was one of Elkanah’s two wives. <text:s/>Her “sister” wife was jealous of her and</text:span></text:h>
      <text:h text:style-name="P4" text:outline-level="1"><text:span text:style-name="T1">she was jealous of her “sister” wife. <text:s/>One wife was loved and the other was</text:span></text:h>
      <text:h text:style-name="P4" text:outline-level="1"><text:span text:style-name="T1">a mother. <text:s/>Both wives wished to have what the other had. <text:s/>Peninnah had</text:span></text:h>
      <text:h text:style-name="P4" text:outline-level="1"><text:span text:style-name="T1">children but a husband who kept her in the #2 spot. <text:s/>Hannah had the love</text:span></text:h>
      <text:h text:style-name="P4" text:outline-level="1"><text:span text:style-name="T1">of Elkanah (her husband) but was barren. <text:s/>Peninnah recognized how </text:span></text:h>
      <text:h text:style-name="P4" text:outline-level="1"><text:span text:style-name="T1">much Hannah wanted a child and used that to mentally torture her. <text:s/>She</text:span></text:h>
      <text:h text:style-name="P4" text:outline-level="1"><text:span text:style-name="T1">would make snide remarks or criticize her. <text:s/>She would say things like:</text:span></text:h>
      <text:h text:style-name="P4" text:outline-level="1"><text:span text:style-name="T1">“Oh you wouldn’t understand: You’re not a mother…” She vexed her daily</text:span></text:h>
      <text:h text:style-name="P4" text:outline-level="1"><text:span text:style-name="T1">and Hannah became bitter. <text:s/>She was upset with Peninnah but she was </text:span></text:h>
      <text:h text:style-name="P4" text:outline-level="1"><text:span text:style-name="T1">also angry at God for allowing the situation. I’d like to look at how God</text:span></text:h>
      <text:h text:style-name="P4" text:outline-level="1"><text:span text:style-name="T1">took that bitterness and turned it into blessing. </text:span></text:h>
      <text:p text:style-name="Standard"><text:span text:style-name="T3"/></text:p>
      <text:p text:style-name="P1"><text:span text:style-name="T2">I. She had reasons to be bitter:</text:span> Hannah had three reasons to remain bitter. <text:s/>She had a God who (she believed) had caused her problem, she had a husband who minimized the problem and she had a sister who taunted her. There is little that affects a woman (who wants to be a mother) as severely as an empty womb. <text:s/>God has placed a desire to be a mother inside of nearly every woman. <text:s/>The platitudes like Elkanah gave to <text:s/>Hannah (“am not I better to thee than ten sons”) display a total lack of understanding of the problem. <text:s/>The one person who understood the pro-blem was the one who used it against her and taunted her. <text:s/>As she turns to God she begins to blame Him. <text:s/>If anyone understands it is God and He has done nothing about it. <text:s/>Perhaps He is the one who has caused it. <text:s/>If He didn’t cause it; he surely didn’t stop it so He is responsible. <text:s/>The sixth verse says that God had shut up her womb. <text:s/>Have you ever pointed the finger of blame at God? <text:s/>“God, why didn’t you stop the terrorists on 911? <text:s/>God, why didn’t you provide money to pay my utility bills? <text:s/>God, why is my brother more blessed than me? <text:s/>God, why did my mother die and the driver of the other car (who caused the accident) didn’t get a scratch? God, why isn’t life fair?” </text:p>
      <text:p text:style-name="P1"/>
      <text:p text:style-name="P1"><text:span text:style-name="T2">II. Bitterness leads to other problems:</text:span> Hannah was depressed and all her husband could do was to offer platitudes and tell her to snap out of it. <text:s/>Her rival used it against her, and heaven was silent to her. <text:s/>She cried, she prayed, she couldn’t eat, her crying was uncontrollable, and no one understood her. <text:s/>She had several options that came to mind; she could have taken her own life, she could lash back at Peninnah, she could re-treat into her own emotional shell, or she could put on a brave face and pretend that it didn’t bother her. <text:s/>So how did she respond?</text:p>
      <text:p text:style-name="P1"/>
      <text:p text:style-name="P1"><text:span text:style-name="T2">III. She took her bitterness to God:</text:span> “And she was in bitterness of soul, and prayed unto the LORD, and wept sore.” <text:s/>Her bitterness led her to prayer. <text:s/>Jesus had a similar experience in Luke 22: 44 we read: “And being in an agony he prayed more earnestly…” <text:s/>Hannah’s prayer was not a “why me” prayer but rather it was one of commitment. <text:s/>She did not ask for a son to keep but for a son to give away. <text:s/>She didn’t ask for her own purposes but for God’s purpose. <text:s/>Her commitment was: “if thou wilt…give unto thine handmaid a man child, then I will give him unto the LORD all the days of his life.” <text:s/>She did not ask for a child so she could be like Peninnah nor did she ask so she could stick it in Peninnah’s face. <text:s/>She didn’t even want a son to deliver Israel. <text:s/>Her motive was, simply, to glorify God.</text:p>
      <text:p text:style-name="P1"><text:s text:c="2"/>Perhaps the reason that we don’t get what we ask for is that we can be selfish. <text:s/>We pray for money so that we can get something rather than so that we can give it away. <text:s/>We pray for healing so that we can feel good rather than to ask for healing so that we may glorify God. <text:s/>James said it like this: “Ye ask, and receive not, because ye ask amiss, that ye may consume it upon your lusts.” <text:s/>We want to serve God free from pain or weakness while God wants us to serve God in our weakness and pain.</text:p>
      <text:p text:style-name="P1"/>
      <text:p text:style-name="P1"><text:span text:style-name="T2">Conclude:</text:span> Hannah had the victory before she had her son. <text:s/>We read in verse 18 “the woman went her way, and did eat, and her countenance was no more sad.” <text:s/>She went home with the peace that God had heard her prayer.</text:p>
      <text:p text:style-name="P1"><text:s text:c="2"/>A woman once received the news that her, Godly husband, had been killed by a drunk driver. <text:s/>She went home to read a book about the logical reasons why God would allow tragedy to occur to His people. She threw the book aside and said: “I don’t need a God who can be understood I need a God who is bigger than my mind.”</text:p>
      <text:p text:style-name="P1"><text:s text:c="2"/>How about you this morning? <text:s/>Is there some bitterness in your life? <text:s/>Would you like to turn your bitterness into blessing? <text:s/>Let's pray for clarity as to just how we can do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yer that Transforms</dc:title>
    <meta:initial-creator>Joel Tice</meta:initial-creator>
    <meta:creation-date>2006-09-30T19:51:00</meta:creation-date>
    <dc:creator>j </dc:creator>
    <dc:date>2022-01-08T11:43:16.15</dc:date>
    <meta:print-date>2006-10-01T05:17:00</meta:print-date>
    <meta:editing-cycles>5</meta:editing-cycles>
    <meta:editing-duration>PT8H28M</meta:editing-duration>
    <meta:document-statistic meta:table-count="0" meta:image-count="0" meta:object-count="0" meta:page-count="1" meta:paragraph-count="24" meta:word-count="925" meta:character-count="4833"/>
    <meta:generator>OpenOffice/4.1.3$Win32 OpenOffice.org_project/413m1$Build-9783</meta:generator>
  </office:meta>
</office:document-meta>
</file>